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4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Título: Introdução ao Python: Uma Visão Geral**</text:p>
      <text:p text:style-name="Standard"/>
      <text:p text:style-name="Standard">**Descrição:**</text:p>
      <text:p text:style-name="P1">Python é uma linguagem de programação de alto nível, de propósito geral e de código aberto, conhecida por sua sintaxe simples e legibilidade. É amplamente utilizada em uma variedade de domínios devido à sua versatilidade e facilidade de aprendizado. Python é uma linguagem de programação poderosa e versátil, adequada para uma variedade de aplicações. Sua simplicidade e eficácia a tornam uma escolha popular entre programadores iniciantes e experientes em todo o mundo.</text:p>
      <text:p text:style-name="Standard"/>
      <text:p text:style-name="Standard">**Para que serve:**</text:p>
      <text:p text:style-name="Standard">Python é utilizado para uma ampla gama de finalidades, incluindo:</text:p>
      <text:p text:style-name="Standard"/>
      <text:p text:style-name="Standard">1. **Desenvolvimento Web:** Por meio de frameworks como Django e Flask, Python é usado para criar aplicativos web dinâmicos e escaláveis.</text:p>
      <text:p text:style-name="Standard"/>
      <text:p text:style-name="Standard">2. **Ciência de Dados e Análise:** Bibliotecas como NumPy, Pandas e Matplotlib tornam Python uma escolha popular para análise de dados, machine learning e visualização.</text:p>
      <text:p text:style-name="Standard"/>
      <text:p text:style-name="Standard">3. **Automação e Scripting:** Sua sintaxe simples e poderosas bibliotecas padrão tornam Python ideal para automatizar tarefas repetitivas e desenvolver scripts para uma variedade de fins.</text:p>
      <text:p text:style-name="Standard"/>
      <text:p text:style-name="Standard">4. **Desenvolvimento de Aplicativos Desktop e GUI:** Frameworks como Tkinter e PyQt permitem o desenvolvimento de aplicativos desktop com interfaces gráficas de usuário (GUI) intuitivas.</text:p>
      <text:p text:style-name="Standard"/>
      <text:p text:style-name="Standard">5. **Desenvolvimento de Jogos:** Python é usado para desenvolver jogos, tanto independentes quanto comerciais, devido à disponibilidade de bibliotecas como Pygame.</text:p>
      <text:p text:style-name="Standard"/>
      <text:p text:style-name="Standard">6. **Redes e Segurança:** Python é utilizado em scripts para automação de tarefas de rede, análise de tráfego, testes de penetração e muito mais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21:50:28.786723313</meta:creation-date>
    <dc:date>2024-02-22T21:52:38.628533662</dc:date>
    <meta:editing-duration>PT2M10S</meta:editing-duration>
    <meta:editing-cycles>1</meta:editing-cycles>
    <meta:document-statistic meta:table-count="0" meta:image-count="0" meta:object-count="0" meta:page-count="1" meta:paragraph-count="11" meta:word-count="235" meta:character-count="1603" meta:non-whitespace-character-count="1379"/>
    <meta:generator>LibreOffice/7.3.7.2$Linux_X86_64 LibreOffice_project/30$Build-2</meta:generator>
  </office:meta>
</office:document-meta>
</file>